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4.683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6.371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3.18cm"/>
    </style:style>
    <style:style style:name="co9" style:family="table-column">
      <style:table-column-properties fo:break-before="auto" style:column-width="5.487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5.064cm"/>
    </style:style>
    <style:style style:name="co13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d9d9d9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2.49pt solid #000000" fo:background-color="#d9d9d9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99pt solid #000000" fo:background-color="#b4c7e7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99pt solid #000000" fo:background-color="#bdd7ee" style:cell-protect="none" style:print-content="true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2">
      <style:table-cell-properties fo:border-bottom="0.99pt solid #000000" fo:background-color="#bdd7ee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Excel_20_Built-in_20_Normal" style:data-style-name="N112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13" style:family="table-cell" style:parent-style-name="Excel_20_Built-in_20_Normal" style:data-style-name="N112">
      <style:table-cell-properties fo:border-bottom="2.49pt solid #000000" fo:background-color="#66ff66" style:cell-protect="none" style:print-content="true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10036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10036">
      <style:table-cell-properties fo:border-bottom="0.99pt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10036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 style:data-style-name="N112">
      <style:table-cell-properties fo:background-color="#b4c7e7"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10036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10036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10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10036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2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2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Home Name</text:p>
          </table:table-cell>
          <table:table-cell table:style-name="ce11" office:value-type="string" calcext:value-type="string">
            <text:p>Waterfield house</text:p>
          </table:table-cell>
          <table:table-cell table:style-name="ce18" office:value-type="string" calcext:value-type="string" table:number-columns-spanned="2" table:number-rows-spanned="4">
            <text:p>Monthly Food Cost Sheet June [4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 calcext:value-type="string">
            <text:p>Monthly Budget</text:p>
          </table:table-cell>
          <table:table-cell table:style-name="ce12" office:value-type="string" calcext:value-type="string">
            <text:p>1953.00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 calcext:value-type="string">
            <text:p>Total Spend</text:p>
          </table:table-cell>
          <table:table-cell table:style-name="ce28" office:value-type="string" calcext:value-type="string">
            <text:p>1335.68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Remaining Monthly Budget</text:p>
          </table:table-cell>
          <table:table-cell table:style-name="ce13" office:value-type="string" calcext:value-type="string">
            <text:p>517.32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46" office:value-type="string" calcext:value-type="string" table:number-columns-spanned="4" table:number-rows-spanned="1">
            <text:p>Orders</text:p>
          </table:table-cell>
          <table:covered-table-cell table:number-columns-repeated="3" table:style-name="ce46"/>
          <table:table-cell table:number-columns-repeated="1019"/>
        </table:table-row>
        <table:table-row table:style-name="ro7">
          <table:table-cell/>
          <table:table-cell table:style-name="ce8" office:value-type="string" calcext:value-type="string">
            <text:p>Supplier</text:p>
          </table:table-cell>
          <table:table-cell table:style-name="ce8" office:value-type="string" calcext:value-type="string">
            <text:p>Scheduled Delivery Date</text:p>
          </table:table-cell>
          <table:table-cell table:style-name="ce8" office:value-type="string" calcext:value-type="string">
            <text:p>Order Reference Number</text:p>
          </table:table-cell>
          <table:table-cell table:style-name="ce8" office:value-type="string" calcext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 calcext:value-type="string">
            <text:p>Brakes</text:p>
          </table:table-cell>
          <table:table-cell table:style-name="ce15" office:value-type="date" office:date-value="2023-06-13" calcext:value-type="date">
            <text:p>13/06/2023</text:p>
          </table:table-cell>
          <table:table-cell table:style-name="ce22" office:value-type="string" calcext:value-type="string">
            <text:p>EC13178226</text:p>
          </table:table-cell>
          <table:table-cell table:style-name="ce28" office:value-type="string" calcext:value-type="string">
            <text:p>1335.68</text:p>
          </table:table-cell>
          <table:table-cell table:style-name="ce3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Brakes</text:p>
          </table:table-cell>
          <table:table-cell table:style-name="ce15" office:value-type="date" office:date-value="2023-06-16" calcext:value-type="date">
            <text:p>16/06/2023</text:p>
          </table:table-cell>
          <table:table-cell table:style-name="ce22" office:value-type="string" calcext:value-type="string">
            <text:p><text:s/></text:p>
          </table:table-cell>
          <table:table-cell table:style-name="ce28"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<text:s/></text:p>
          </table:table-cell>
          <table:table-cell table:style-name="ce16" office:value-type="string" calcext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Dump" table:style-name="ta4" table:print="false">
        <table:table-column table:style-name="co8" table:default-cell-style-name="ce37"/>
        <table:table-column table:style-name="co9" table:number-columns-repeated="2" table:default-cell-style-name="ce37"/>
        <table:table-column table:style-name="co11" table:default-cell-style-name="ce37"/>
        <table:table-column table:style-name="co12" table:default-cell-style-name="ce37"/>
        <table:table-column table:style-name="co13" table:default-cell-style-name="ce37"/>
        <table:table-column table:style-name="co1" table:number-columns-repeated="1018" table:default-cell-style-name="Excel_20_Built-in_20_Normal"/>
        <table:table-row table:style-name="ro8">
          <table:table-cell table:style-name="ce35" office:value-type="string" calcext:value-type="string">
            <text:p>Home Name</text:p>
          </table:table-cell>
          <table:table-cell table:style-name="ce35" office:value-type="string" calcext:value-type="string">
            <text:p>Name of supplier</text:p>
          </table:table-cell>
          <table:table-cell table:style-name="ce35" office:value-type="string" calcext:value-type="string">
            <text:p>Order Date</text:p>
          </table:table-cell>
          <table:table-cell table:style-name="ce35" office:value-type="string" calcext:value-type="string">
            <text:p>Order Number</text:p>
          </table:table-cell>
          <table:table-cell table:style-name="ce35" office:value-type="string" calcext:value-type="string">
            <text:p>total cost of order (inc VAT)</text:p>
          </table:table-cell>
          <table:table-cell table:style-name="ce35" office:value-type="string" calcext:value-type="string">
            <text:p>Total Weekly Budget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[$'Budget Sheet'.B9]" office:value-type="string" office:string-value="Brakes" calcext:value-type="string">
            <text:p>Brakes</text:p>
          </table:table-cell>
          <table:table-cell table:style-name="ce38" table:formula="of:=[$'Budget Sheet'.C9]" office:value-type="date" office:date-value="2023-06-13" calcext:value-type="date">
            <text:p>13/06/2023</text:p>
          </table:table-cell>
          <table:table-cell table:style-name="ce36" table:formula="of:=[$'Budget Sheet'.D9]" office:value-type="string" office:string-value="EC13178226" calcext:value-type="string">
            <text:p>EC13178226</text:p>
          </table:table-cell>
          <table:table-cell table:style-name="ce40" table:formula="of:=[$'Budget Sheet'.E9]" office:value-type="string" office:string-value="1335.68" calcext:value-type="string">
            <text:p>1335.68</text:p>
          </table:table-cell>
          <table:table-cell table:style-name="ce40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[$'Budget Sheet'.B10]" office:value-type="string" office:string-value="Brakes" calcext:value-type="string">
            <text:p>Brakes</text:p>
          </table:table-cell>
          <table:table-cell table:style-name="ce38" table:formula="of:=[$'Budget Sheet'.C10]" office:value-type="date" office:date-value="2023-06-16" calcext:value-type="date">
            <text:p>16/06/2023</text:p>
          </table:table-cell>
          <table:table-cell table:style-name="ce36" table:formula="of:=[$'Budget Sheet'.D10]" office:value-type="string" office:string-value=" " calcext:value-type="string">
            <text:p><text:s/></text:p>
          </table:table-cell>
          <table:table-cell table:style-name="ce41" table:formula="of:=[$'Budget Sheet'.E10]" office:value-type="string" office:string-value=" " calcext:value-type="string">
            <text:p><text:s/>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$'budget sheet'.b#ref!" office:value-type="string" office:string-value="" calcext:value-type="error">
            <text:p>Eroare:520</text:p>
          </table:table-cell>
          <table:table-cell table:style-name="ce38" table:formula="of:=$'budget sheet'.c#ref!" office:value-type="string" office:string-value="" calcext:value-type="error">
            <text:p>Eroare:520</text:p>
          </table:table-cell>
          <table:table-cell table:style-name="ce36" table:formula="of:=$'budget sheet'.d#ref!" office:value-type="string" office:string-value="" calcext:value-type="error">
            <text:p>Eroare:520</text:p>
          </table:table-cell>
          <table:table-cell table:style-name="ce41" table:formula="of:=$'budget sheet'.e#ref!" office:value-type="string" office:string-value="" calcext:value-type="error">
            <text:p>Eroare:520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>
          <table:table-cell table:style-name="ce36" table:formula="of:=[$'Budget Sheet'.$C$2]" office:value-type="string" office:string-value="Waterfield house" calcext:value-type="string">
            <text:p>Waterfield house</text:p>
          </table:table-cell>
          <table:table-cell table:style-name="ce36" table:formula="of:=[$'Budget Sheet'.B11]" office:value-type="string" office:string-value=" " calcext:value-type="string">
            <text:p><text:s/></text:p>
          </table:table-cell>
          <table:table-cell table:style-name="ce36"/>
          <table:table-cell table:style-name="ce36" table:formula="of:=[$'Budget Sheet'.D11]" office:value-type="float" office:value="0" calcext:value-type="float">
            <text:p>0</text:p>
          </table:table-cell>
          <table:table-cell table:style-name="ce41" table:formula="of:=[$'Budget Sheet'.E11]" office:value-type="float" office:value="0" calcext:value-type="float">
            <text:p>0,00 </text:p>
          </table:table-cell>
          <table:table-cell table:style-name="ce41" table:formula="of:=[$'Budget Sheet'.$C$4]" office:value-type="string" office:string-value="1335.68" calcext:value-type="string">
            <text:p>1335.68</text:p>
          </table:table-cell>
          <table:table-cell table:number-columns-repeated="1018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 calcext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80" office:value-type="string" calcext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000" number:language="en" number:country="GB">
      <number:number number:min-integer-digits="1"/>
    </number:number-style>
    <number:number-style style:name="N112P0" style:volatile="true"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2P0"/>
    </number:number-style>
    <number:number-style style:name="N110P0" style:volatile="true">
      <number:number number:decimal-places="0" number:min-decimal-places="0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0P0"/>
    </number:number-style>
    <number:number-style style:name="N10139" number:language="en" number:country="GB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0138" number:language="en" number:country="GB">
      <number:minutes number:style="long"/>
      <number:text>:</number:text>
      <number:seconds number:style="long" number:decimal-places="1"/>
    </number:time-style>
    <number:time-style style:name="N10137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n" number:country="GB">
      <number:minutes number:style="long"/>
      <number:text>:</number:text>
      <number:seconds number:style="long"/>
    </number:tim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number-style style:name="N10127P0" style:volatile="true" number:language="en" number:country="GB">
      <number:text> £</number:text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number number:decimal-places="0" number:min-decimal-places="0" number:min-integer-digits="1" number:grouping="true"/>
      <number:text> </number:text>
    </number:number-style>
    <number:number-style style:name="N10127P2" style:volatile="true" number:language="en" number:country="GB">
      <number:text> £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en" number:country="GB">
      <number:number number:decimal-places="0" number:min-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31P0" style:volatile="true" number:language="en" number:country="GB">
      <number:number number:decimal-places="2" number:min-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number number:decimal-places="2" number:min-decimal-places="2" number:min-integer-digits="1" number:grouping="true"/>
      <number:text> </number:text>
    </number:number-style>
    <number:number-style style:name="N10131P2" style:volatile="true" number:language="en" number:country="GB">
      <number:text>-</number:text>
      <number:number number:decimal-places="0" number:min-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19P0" style:volatile="true" number:language="en" number:country="GB">
      <number:number number:decimal-places="2" number:min-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number number:decimal-places="0" number:min-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number number:decimal-places="0" number:min-decimal-places="0" number:min-integer-digits="1" number:grouping="true"/>
      <number:text> </number:text>
    </number:number-style>
    <number:number-style style:name="N10123P2" style:volatile="true" number:language="en" number:country="GB">
      <number:text> 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35P0" style:volatile="true" number:language="en" number:country="GB">
      <number:text> £</number:text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n" number:country="GB">
      <number:text>-£</number:text>
      <number:number number:decimal-places="2" number:min-decimal-places="2" number:min-integer-digits="1" number:grouping="true"/>
      <number:text> </number:text>
    </number:number-style>
    <number:number-style style:name="N10135P2" style:volatile="true" number:language="en" number:country="GB">
      <number:text> £-</number:text>
      <number:number number:decimal-places="0" number:min-decimal-places="0" number:min-integer-digits="0"/>
      <number:text> </number:text>
    </number:number-style>
    <number:text-style style:name="N10135" number:language="en" number:country="GB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Budget_20_Sheet" style:display-name="PageStyle_Budget Shee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_20_Dump" style:display-name="PageStyle_Data Dump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orkings" style:display-name="PageStyle_Work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19T10:28:48.218348410</dc:date>
    <meta:generator>LibreOffice/7.3.7.2$Linux_X86_64 LibreOffice_project/30$Build-2</meta:generator>
    <meta:editing-duration>P5DT15H37M46S</meta:editing-duration>
    <meta:editing-cycles>23</meta:editing-cycles>
    <meta:document-statistic meta:table-count="3" meta:cell-count="198" meta:object-count="0"/>
  </office:meta>
</office:document-meta>
</file>